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automatic-styles>
    <style:style style:name="P1" style:family="paragraph" style:parent-style-name="Standard">
      <style:text-properties officeooo:paragraph-rsid="0017bef8"/>
    </style:style>
    <style:style style:name="P2" style:family="paragraph" style:parent-style-name="Standard">
      <style:text-properties officeooo:paragraph-rsid="0016a6b6"/>
    </style:style>
    <style:style style:name="P3" style:family="paragraph" style:parent-style-name="Standard">
      <style:text-properties officeooo:paragraph-rsid="00193ac8"/>
    </style:style>
    <style:style style:name="P4" style:family="paragraph" style:parent-style-name="Standard">
      <style:text-properties officeooo:paragraph-rsid="001a81a5"/>
    </style:style>
    <style:style style:name="P5" style:family="paragraph" style:parent-style-name="Standard">
      <style:text-properties officeooo:paragraph-rsid="001ca9a1"/>
    </style:style>
    <style:style style:name="P6" style:family="paragraph" style:parent-style-name="Standard">
      <style:text-properties officeooo:paragraph-rsid="001e6a51"/>
    </style:style>
    <style:style style:name="P7" style:family="paragraph" style:parent-style-name="Standard">
      <style:text-properties style:font-name="Liberation Serif" fo:font-size="12pt" officeooo:paragraph-rsid="001ee2c9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1fc074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23a51d" style:font-size-asian="12pt" style:font-size-complex="12pt"/>
    </style:style>
    <style:style style:name="P10" style:family="paragraph" style:parent-style-name="Standard">
      <style:text-properties style:font-name="Liberation Serif" officeooo:paragraph-rsid="0023a51d"/>
    </style:style>
    <style:style style:name="P11" style:family="paragraph" style:parent-style-name="Standard">
      <style:text-properties officeooo:paragraph-rsid="0022a55c"/>
    </style:style>
    <style:style style:name="P12" style:family="paragraph" style:parent-style-name="Standard">
      <style:text-properties officeooo:paragraph-rsid="0020bcff"/>
    </style:style>
    <style:style style:name="P13" style:family="paragraph" style:parent-style-name="Standard">
      <style:text-properties officeooo:paragraph-rsid="0023ec13"/>
    </style:style>
    <style:style style:name="P14" style:family="paragraph" style:parent-style-name="Standard">
      <style:text-properties officeooo:paragraph-rsid="0028bc81"/>
    </style:style>
    <style:style style:name="P15" style:family="paragraph" style:parent-style-name="Standard">
      <style:text-properties officeooo:paragraph-rsid="002dd124"/>
    </style:style>
    <style:style style:name="P16" style:family="paragraph" style:parent-style-name="Standard">
      <style:text-properties officeooo:paragraph-rsid="002dddde"/>
    </style:style>
    <style:style style:name="P17" style:family="paragraph" style:parent-style-name="Standard">
      <style:text-properties officeooo:paragraph-rsid="002ef771"/>
    </style:style>
    <style:style style:name="P18" style:family="paragraph" style:parent-style-name="Standard">
      <style:text-properties officeooo:paragraph-rsid="001ca9a1"/>
    </style:style>
    <style:style style:name="T1" style:family="text">
      <style:text-properties officeooo:rsid="0016a6b6"/>
    </style:style>
    <style:style style:name="T2" style:family="text">
      <style:text-properties fo:language="en" fo:country="US" officeooo:rsid="002a255b"/>
    </style:style>
    <style:style style:name="T3" style:family="text">
      <style:text-properties fo:language="en" fo:country="US" officeooo:rsid="0023ec13"/>
    </style:style>
    <style:style style:name="T4" style:family="text">
      <style:text-properties fo:language="en" fo:country="US" officeooo:rsid="00193ac8"/>
    </style:style>
    <style:style style:name="T5" style:family="text">
      <style:text-properties fo:language="en" fo:country="US" officeooo:rsid="0028bc81"/>
    </style:style>
    <style:style style:name="T6" style:family="text">
      <style:text-properties fo:language="en" fo:country="US" officeooo:rsid="0026c31f"/>
    </style:style>
    <style:style style:name="T7" style:family="text">
      <style:text-properties fo:language="en" fo:country="US" officeooo:rsid="002ef771"/>
    </style:style>
    <style:style style:name="T8" style:family="text">
      <style:text-properties fo:language="en" fo:country="US" officeooo:rsid="00300426"/>
    </style:style>
    <style:style style:name="T9" style:family="text">
      <style:text-properties fo:language="uk" fo:country="UA" officeooo:rsid="00193ac8"/>
    </style:style>
    <style:style style:name="T10" style:family="text">
      <style:text-properties fo:language="uk" fo:country="UA" officeooo:rsid="001a81a5"/>
    </style:style>
    <style:style style:name="T11" style:family="text">
      <style:text-properties fo:language="uk" fo:country="UA" officeooo:rsid="0044988c"/>
    </style:style>
    <style:style style:name="T12" style:family="text">
      <style:text-properties fo:language="uk" fo:country="UA" officeooo:rsid="002a255b"/>
    </style:style>
    <style:style style:name="T13" style:family="text">
      <style:text-properties fo:language="uk" fo:country="UA" officeooo:rsid="001f6e98"/>
    </style:style>
    <style:style style:name="T14" style:family="text">
      <style:text-properties fo:language="uk" fo:country="UA" officeooo:rsid="003e19f2"/>
    </style:style>
    <style:style style:name="T15" style:family="text">
      <style:text-properties fo:language="uk" fo:country="UA" officeooo:rsid="00351f53"/>
    </style:style>
    <style:style style:name="T16" style:family="text">
      <style:text-properties fo:language="uk" fo:country="UA" officeooo:rsid="004e3a4b"/>
    </style:style>
    <style:style style:name="T17" style:family="text">
      <style:text-properties fo:language="uk" fo:country="UA" officeooo:rsid="001c69c8"/>
    </style:style>
    <style:style style:name="T18" style:family="text">
      <style:text-properties fo:language="uk" fo:country="UA" officeooo:rsid="001e4491"/>
    </style:style>
    <style:style style:name="T19" style:family="text">
      <style:text-properties fo:language="uk" fo:country="UA" officeooo:rsid="001e6a51"/>
    </style:style>
    <style:style style:name="T20" style:family="text">
      <style:text-properties fo:language="uk" fo:country="UA" officeooo:rsid="0020bcff"/>
    </style:style>
    <style:style style:name="T21" style:family="text">
      <style:text-properties fo:language="uk" fo:country="UA" officeooo:rsid="0022a55c"/>
    </style:style>
    <style:style style:name="T22" style:family="text">
      <style:text-properties fo:language="uk" fo:country="UA" officeooo:rsid="0023ec13"/>
    </style:style>
    <style:style style:name="T23" style:family="text">
      <style:text-properties fo:language="uk" fo:country="UA" officeooo:rsid="0026c31f"/>
    </style:style>
    <style:style style:name="T24" style:family="text">
      <style:text-properties fo:language="uk" fo:country="UA" officeooo:rsid="0027e4ea"/>
    </style:style>
    <style:style style:name="T25" style:family="text">
      <style:text-properties fo:language="uk" fo:country="UA" officeooo:rsid="0028bc81"/>
    </style:style>
    <style:style style:name="T26" style:family="text">
      <style:text-properties fo:language="uk" fo:country="UA" officeooo:rsid="002b94a1"/>
    </style:style>
    <style:style style:name="T27" style:family="text">
      <style:text-properties fo:language="uk" fo:country="UA" officeooo:rsid="002dd124"/>
    </style:style>
    <style:style style:name="T28" style:family="text">
      <style:text-properties fo:language="uk" fo:country="UA" officeooo:rsid="002dddde"/>
    </style:style>
    <style:style style:name="T29" style:family="text">
      <style:text-properties fo:language="uk" fo:country="UA" officeooo:rsid="002ef771"/>
    </style:style>
    <style:style style:name="T30" style:family="text">
      <style:text-properties fo:language="uk" fo:country="UA" officeooo:rsid="00300426"/>
    </style:style>
    <style:style style:name="T31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1e6a51"/>
    </style:style>
    <style:style style:name="T32" style:family="text">
      <style:text-properties fo:font-variant="normal" fo:text-transform="none" fo:color="#202122" loext:opacity="100%" fo:letter-spacing="normal" fo:language="uk" fo:country="UA" fo:font-style="normal" fo:font-weight="normal" officeooo:rsid="001e6a51"/>
    </style:style>
    <style:style style:name="T33" style:family="text">
      <style:text-properties fo:font-variant="normal" fo:text-transform="none" fo:color="#202122" loext:opacity="100%" fo:letter-spacing="normal" fo:language="uk" fo:country="UA" fo:font-style="normal" fo:font-weight="normal" officeooo:rsid="001ee2c9"/>
    </style:style>
    <style:style style:name="T34" style:family="text">
      <style:text-properties fo:font-variant="normal" fo:text-transform="none" fo:color="#202122" loext:opacity="100%" fo:letter-spacing="normal" fo:language="uk" fo:country="UA" fo:font-style="normal" fo:font-weight="normal" officeooo:rsid="001fc074"/>
    </style:style>
    <style:style style:name="T35" style:family="text">
      <style:text-properties fo:font-variant="normal" fo:text-transform="none" fo:color="#202122" loext:opacity="100%" fo:letter-spacing="normal" fo:language="uk" fo:country="UA" fo:font-style="normal" fo:font-weight="normal" officeooo:rsid="0023a51d"/>
    </style:style>
    <style:style style:name="T36" style:family="text">
      <style:text-properties fo:font-variant="normal" fo:text-transform="none" fo:color="#202122" loext:opacity="100%" fo:letter-spacing="normal" fo:language="en" fo:country="US" fo:font-style="normal" fo:font-weight="normal" officeooo:rsid="001fc074"/>
    </style:style>
    <style:style style:name="T37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23a51d"/>
    </style:style>
    <style:style style:name="T38" style:family="text">
      <style:text-properties fo:font-variant="normal" fo:text-transform="none" fo:color="#202122" loext:opacity="100%" fo:font-size="12pt" fo:letter-spacing="normal" fo:language="en" fo:country="US" fo:font-style="normal" fo:font-weight="normal" officeooo:rsid="001fc074" style:font-size-asian="12pt" style:font-size-complex="12pt"/>
    </style:style>
    <style:style style:name="T39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1ee2c9" style:font-size-asian="12pt" style:font-size-complex="12pt"/>
    </style:style>
    <style:style style:name="T40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23a51d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R</text:span><text:span text:style-name="T13">oller — </text:span><text:span text:style-name="T14">В</text:span><text:span text:style-name="T12">алик</text:span></text:p>
      <text:p text:style-name="Standard">Charger — Нагнітач</text:p>
      <text:p text:style-name="Standard"><text:span text:style-name="T12">Dualies — </text:span><text:span text:style-name="T15">Двійники</text:span></text:p>
      <text:p text:style-name="Standard"><text:span text:style-name="T15">Slosher </text:span><text:span text:style-name="T12">— </text:span><text:span text:style-name="T14">Р</text:span><text:span text:style-name="T15">озливач </text:span></text:p>
      <text:p text:style-name="Standard"><text:span text:style-name="T15">Splatling <text:s/></text:span><text:span text:style-name="T12">— </text:span><text:span text:style-name="T11">Ротор</text:span></text:p>
      <text:p text:style-name="Standard"><text:span text:style-name="T11">Blaster <text:s/></text:span><text:span text:style-name="T12">— </text:span><text:span text:style-name="T16">Бластер</text:span></text:p>
      <text:p text:style-name="Standard"><text:span text:style-name="T11">Brella </text:span><text:span text:style-name="T12">— </text:span><text:span text:style-name="T11">Парасолька</text:span></text:p>
      <text:p text:style-name="P1"/>
      <text:p text:style-name="P1"/>
      <text:p text:style-name="P1">Splattershot — Плескостріл</text:p>
      <text:p text:style-name="Standard">Splattershot Jr. — <text:span text:style-name="T1">Плескостріл Мол.</text:span></text:p>
      <text:p text:style-name="P2">Splattershot Pro — <text:span text:style-name="T1">Плескостріл ПРО</text:span></text:p>
      <text:p text:style-name="P3">Splash-o-matic — <text:span text:style-name="T9">Плескомат</text:span></text:p>
      <text:p text:style-name="P14"><text:span text:style-name="T4">Spl</text:span><text:span text:style-name="T5">oos</text:span><text:span text:style-name="T4">h</text:span><text:span text:style-name="T9">-o-matic — </text:span><text:span text:style-name="T25">Хлюпомат</text:span></text:p>
      <text:p text:style-name="P12"><text:span text:style-name="T9">Jet Squelcher — </text:span><text:span text:style-name="T20">Відбілювач</text:span></text:p>
      <text:p text:style-name="P12"><text:span text:style-name="T20">Aerospray MG — </text:span><text:span text:style-name="T22">Аероспрей</text:span></text:p>
      <text:p text:style-name="P13"><text:span text:style-name="T22">Aerospray PG </text:span><text:span text:style-name="T20">—</text:span><text:span text:style-name="T22"> Аероспрей PG</text:span></text:p>
      <text:p text:style-name="P3"><text:span text:style-name="T9"/></text:p>
      <text:p text:style-name="P3"><text:span text:style-name="T9">Splat Roller — </text:span><text:span text:style-name="T10">Плеск Валик</text:span></text:p>
      <text:p text:style-name="P3"><text:span text:style-name="T10">Carbon Roller — </text:span><text:span text:style-name="T26">Карбоновий Валик</text:span></text:p>
      <text:p text:style-name="P3"><text:span text:style-name="T10">Dynamo Roller — </text:span><text:span text:style-name="T21">Динамо Валик</text:span></text:p>
      <text:p text:style-name="P16"><text:span text:style-name="T21">Flingza Roller </text:span><text:span text:style-name="T10">— </text:span><text:span text:style-name="T28">Автовалик</text:span></text:p>
      <text:p text:style-name="P3"><text:span text:style-name="T21"/></text:p>
      <text:p text:style-name="P14"><text:span text:style-name="T21">Inkbrush </text:span><text:span text:style-name="T10">—</text:span><text:span text:style-name="T21"> </text:span><text:span text:style-name="T25">Пензлик</text:span></text:p>
      <text:p text:style-name="P15"><text:span text:style-name="T25">Octobrush </text:span><text:span text:style-name="T10">—</text:span><text:span text:style-name="T25"> </text:span><text:span text:style-name="T27">Восьмипензлик</text:span></text:p>
      <text:p text:style-name="P14"><text:span text:style-name="T25">Permanent Inkbrush </text:span><text:span text:style-name="T10">—</text:span><text:span text:style-name="T25"> Перманентний Пензлик</text:span></text:p>
      <text:p text:style-name="P3"><text:span text:style-name="T10"/></text:p>
      <text:p text:style-name="P4"><text:span text:style-name="T10">Splat Brella </text:span><text:span text:style-name="T9">—</text:span><text:span text:style-name="T10"> Плескосолька</text:span></text:p>
      <text:p text:style-name="P4"><text:span text:style-name="T10"/></text:p>
      <text:p text:style-name="P4"><text:span text:style-name="T10">Dualie Squelchers — </text:span><text:span text:style-name="T17">Подвійний Відбілювач</text:span></text:p>
      <text:p text:style-name="P4"><text:span text:style-name="T17"/></text:p>
      <text:p text:style-name="P5"><text:span text:style-name="T11">Blaster <text:s/></text:span><text:span text:style-name="T12">— </text:span><text:span text:style-name="T16">Бластер</text:span></text:p>
      <text:p text:style-name="P13"><text:span text:style-name="T16">Range Blaster </text:span><text:span text:style-name="T12">— </text:span><text:span text:style-name="T22">Бластер </text:span><text:span text:style-name="T3">XL</text:span></text:p>
      <text:p text:style-name="P5"><text:span text:style-name="T16">Rapid Blaster — </text:span><text:span text:style-name="T21">Турбобластер</text:span></text:p>
      <text:p text:style-name="P11"><text:span text:style-name="T21">Rapid Blaster Pro </text:span><text:span text:style-name="T16">— </text:span><text:span text:style-name="T21">Турбобластер ПРО</text:span></text:p>
      <text:p text:style-name="P11"><text:span text:style-name="T21">Clash Blaster — </text:span><text:span text:style-name="T23">Бум</text:span><text:span text:style-name="T24"> Б</text:span><text:span text:style-name="T23">ластер</text:span></text:p>
      <text:p text:style-name="P11"><text:span text:style-name="T23">H-3 Nozzlenose — </text:span><text:span text:style-name="T28">В-3 Афалінос</text:span></text:p>
      <text:p text:style-name="P17"><text:span text:style-name="T23">H-3 Nozzlenose</text:span><text:span text:style-name="T6"> </text:span><text:span text:style-name="T7">D</text:span><text:span text:style-name="T6"> </text:span><text:span text:style-name="T23">— </text:span><text:span text:style-name="T28">В-3 Афалінос </text:span><text:span text:style-name="T29">Д</text:span></text:p>
      <text:p text:style-name="P17"><text:span text:style-name="T29">L-3 Nozzlenose </text:span><text:span text:style-name="T23">—</text:span><text:span text:style-name="T29"> М</text:span><text:span text:style-name="T28">-3 Афалінос</text:span></text:p>
      <text:p text:style-name="P17"><text:span text:style-name="T29">L-3 Nozzlenose </text:span><text:span text:style-name="T7">D </text:span><text:span text:style-name="T23">—</text:span><text:span text:style-name="T29"> М</text:span><text:span text:style-name="T28">-3 Афалінос </text:span><text:span text:style-name="T29">Д</text:span></text:p>
      <text:p text:style-name="P5"><text:span text:style-name="T16"/></text:p>
      <text:p text:style-name="P5"><text:span text:style-name="T16">Sloshing Machine — </text:span><text:span text:style-name="T18">Хлюпофугер</text:span></text:p>
      <text:p text:style-name="P5"><text:span text:style-name="T18">Tri-Slosher — </text:span><text:span text:style-name="T30">Трихлюп</text:span></text:p>
      <text:p text:style-name="P5"><text:span text:style-name="T18"/></text:p>
      <text:p text:style-name="P5"><text:span text:style-name="T18">Classic Squiffer — </text:span><text:span text:style-name="T19">Сепаратор </text:span><text:span text:style-name="T31">α</text:span></text:p>
      <text:p text:style-name="P6"><text:span text:style-name="T19">Fresh Squiffer </text:span><text:span text:style-name="T18">—</text:span><text:span text:style-name="T19"> Сепаратор </text:span><text:span text:style-name="T31">γ</text:span></text:p>
      <text:p text:style-name="P6"><text:span text:style-name="T19">New Squiffer </text:span><text:span text:style-name="T18">—</text:span><text:span text:style-name="T19"> Сепаратор </text:span><text:span text:style-name="T31">β</text:span></text:p>
      <text:p text:style-name="P7"><text:span text:style-name="T32">Splat Charger — </text:span><text:span text:style-name="T33">Плеск Нагнітач</text:span></text:p>
      <text:p text:style-name="P7"><text:span text:style-name="T33">Bamboozler 14 Mk I — </text:span><text:span text:style-name="T34">Бамбумк 14-</text:span><text:span text:style-name="T36">I</text:span></text:p>
      <text:p text:style-name="P8"><text:span text:style-name="T33">Bamboozler 14 Mk I</text:span><text:span text:style-name="T36">I </text:span><text:span text:style-name="T33">— </text:span><text:span text:style-name="T34">Бамбумк 14-</text:span><text:span text:style-name="T36">II</text:span></text:p>
      <text:p text:style-name="P8"><text:span text:style-name="T33">Bamboozler 14 Mk I</text:span><text:span text:style-name="T36">II </text:span><text:span text:style-name="T33">— </text:span><text:span text:style-name="T34">Бамбумк 14-</text:span><text:span text:style-name="T36">III</text:span></text:p>
      <text:p text:style-name="P8"><text:span text:style-name="T36"/></text:p>
      <text:p text:style-name="P10"><text:soft-page-break/><text:span text:style-name="T38">Hydra Splatling </text:span><text:span text:style-name="T39">—</text:span><text:span text:style-name="T38"> </text:span><text:span text:style-name="T40">Гідра Фарблінга (Гідрант </text:span><text:bookmark text:name="firstHeading"/><text:span text:style-name="T37">Гатлінга)</text:span></text:p>
      <text:p text:style-name="P9"><text:span text:style-name="T3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9:53:43.135000000</meta:creation-date>
    <dc:date>2024-07-11T17:40:52.892000000</dc:date>
    <meta:editing-duration>PT9H20M53S</meta:editing-duration>
    <meta:editing-cycles>18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43" meta:word-count="151" meta:character-count="1191" meta:non-whitespace-character-count="1036"/>
  </office:meta>
</office:document-meta>
</file>